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paragraph-properties fo:margin-top="0in" fo:margin-bottom="0.1181in" style:contextual-spacing="false" fo:line-height="150%"/>
      <style:text-properties style:font-name="Ubuntu"/>
    </style:style>
    <style:style style:name="P3" style:family="paragraph" style:parent-style-name="Standard">
      <style:paragraph-properties fo:margin-top="0in" fo:margin-bottom="0.1181in" style:contextual-spacing="false" fo:line-height="150%"/>
      <style:text-properties style:font-name="Ubuntu" officeooo:paragraph-rsid="000723b2"/>
    </style:style>
    <style:style style:name="P4" style:family="paragraph" style:parent-style-name="Standard">
      <style:paragraph-properties fo:margin-top="0in" fo:margin-bottom="0.1181in" style:contextual-spacing="false" fo:line-height="150%"/>
      <style:text-properties style:font-name="Ubuntu" fo:language="de" fo:country="DE"/>
    </style:style>
    <style:style style:name="P5" style:family="paragraph" style:parent-style-name="Standard">
      <style:paragraph-properties fo:margin-top="0in" fo:margin-bottom="0.1181in" style:contextual-spacing="false" fo:line-height="150%"/>
      <style:text-properties style:font-name="Ubuntu" fo:language="de" fo:country="DE" fo:font-style="italic" style:font-style-asian="italic" style:font-style-complex="italic"/>
    </style:style>
    <style:style style:name="P6" style:family="paragraph" style:parent-style-name="Standard">
      <style:paragraph-properties fo:margin-top="0in" fo:margin-bottom="0.1181in" style:contextual-spacing="false" fo:line-height="150%"/>
    </style:style>
    <style:style style:name="P7" style:family="paragraph" style:parent-style-name="Standard">
      <style:paragraph-properties fo:margin-top="0in" fo:margin-bottom="0.1181in" style:contextual-spacing="false" fo:line-height="150%" fo:break-before="page"/>
    </style:style>
    <style:style style:name="P8" style:family="paragraph" style:parent-style-name="Standard">
      <style:paragraph-properties fo:margin-top="0in" fo:margin-bottom="0.1181in" style:contextual-spacing="false" fo:line-height="150%"/>
      <style:text-properties fo:language="de" fo:country="DE"/>
    </style:style>
    <style:style style:name="P9" style:family="paragraph" style:parent-style-name="Standard">
      <style:paragraph-properties fo:margin-top="0in" fo:margin-bottom="0.1181in" style:contextual-spacing="false" fo:line-height="150%"/>
      <style:text-properties style:font-name="EraserDust" fo:font-size="17pt" fo:language="de" fo:country="DE" style:font-size-asian="17pt" style:font-size-complex="17pt"/>
    </style:style>
    <style:style style:name="P10" style:family="paragraph" style:parent-style-name="Standard" style:master-page-name="MP0">
      <style:paragraph-properties fo:text-align="center" style:justify-single-word="false" style:page-number="auto" fo:break-before="page">
        <style:tab-stops>
          <style:tab-stop style:position="5.5in"/>
        </style:tab-stops>
      </style:paragraph-properties>
    </style:style>
    <style:style style:name="T1" style:family="text">
      <style:text-properties style:font-name="Ubuntu" fo:language="de" fo:country="DE"/>
    </style:style>
    <style:style style:name="T2" style:family="text">
      <style:text-properties style:font-name="Ubuntu" fo:language="de" fo:country="DE" fo:font-weight="bold" style:font-weight-asian="bold" style:font-weight-complex="bold"/>
    </style:style>
    <style:style style:name="T3" style:family="text">
      <style:text-properties style:font-name="Ubuntu" fo:font-size="15pt" style:text-underline-style="solid" style:text-underline-width="auto" style:text-underline-color="font-color" fo:font-weight="bold" style:text-underline-mode="continuous" style:text-overline-mode="continuous" style:text-line-through-mode="continuous" style:font-size-asian="15pt" style:font-weight-asian="bold" style:font-size-complex="15pt" style:font-weight-complex="bold"/>
    </style:style>
    <style:style style:name="T4" style:family="text">
      <style:text-properties style:font-name="Ubuntu Mono1" fo:language="de" fo:country="DE" fo:font-weight="bold" style:font-weight-asian="bold" style:font-weight-complex="bold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44a99"/>
    </style:style>
    <style:style style:name="T7" style:family="text">
      <style:text-properties style:font-name="Ubuntu Mono" officeooo:rsid="00053a76"/>
    </style:style>
    <style:style style:name="T8" style:family="text">
      <style:text-properties officeooo:rsid="000723b2"/>
    </style:style>
    <style:style style:name="T9" style:family="text">
      <style:text-properties officeooo:rsid="0007bd2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Absatz-Standardschriftart"><text:span text:style-name="T3">Arbeitsblatt 1: GROUP BY und HAVING</text:span></text:span></text:p>
      <text:p text:style-name="P1"/>
      <text:p text:style-name="P1"/>
      <text:p text:style-name="P6"><text:span text:style-name="Absatz-Standardschriftart"><text:span text:style-name="T1">Alle nachfolgenden Aufgaben beziehen sich auf die Tabelle </text:span></text:span><text:span text:style-name="Absatz-Standardschriftart"><text:span text:style-name="T4">Person.</text:span></text:span></text:p>
      <text:p text:style-name="P6"><text:span text:style-name="Absatz-Standardschriftart"><text:span text:style-name="T2">Aufgabe 1)</text:span></text:span><text:span text:style-name="Absatz-Standardschriftart"><text:span text:style-name="T1"> Überlege Dir, welche Ergebnisse du bei den folgenden SQL-Select-Abfragen erwartest und beschreibe sie. Probiere Sie anschließend in der Datenbank aus.</text:span></text:span></text:p>
      <text:p text:style-name="P8"/>
      <text:p text:style-name="P2">Bsp) <text:span text:style-name="T5">SELECT year_of_birth, MAX(height) FROM Person GROUP BY year_of_birth</text:span></text:p>
      <text:p text:style-name="P9">Gibt für jedes Geburtsjahr die maximale Körpergröße an.</text:p>
      <text:p text:style-name="P2">a) <text:span text:style-name="T5">SELECT gender, MIN(year_of_birth) FROM Person G</text:span><text:span text:style-name="T6">R</text:span><text:span text:style-name="T5">OUP BY gender</text:span></text:p>
      <text:p text:style-name="P2">……………………………………………………………………………………………………</text:p>
      <text:p text:style-name="P2">b) <text:span text:style-name="T5">SELECT gender, COUNT(*) FROM Person GROUP BY gender</text:span></text:p>
      <text:p text:style-name="P2">……………………………………………………………………………………………………</text:p>
      <text:p text:style-name="P2">c) <text:span text:style-name="T5">SELECT gender, MAX(year_of_birth) FROM Person WHERE height &lt; 1.70 <text:line-break/></text:span><text:span text:style-name="T7"><text:tab/></text:span><text:span text:style-name="T5">GROUP BY gender</text:span></text:p>
      <text:p text:style-name="P2">……………………………………………………………………………………………………</text:p>
      <text:p text:style-name="P2">d) <text:span text:style-name="T5">SELECT year_of_birth, COUNT(*) FROM Person WHERE year_of_birth &gt; 2000 <text:line-break/></text:span><text:span text:style-name="T7"><text:tab/></text:span><text:span text:style-name="T5">GROUP BY year_of_birth</text:span></text:p>
      <text:p text:style-name="P4">……………………………………………………………………………………………………</text:p>
      <text:p text:style-name="P2">e) <text:span text:style-name="T5">SELECT name, gender, MAX(year_of_birth) FROM Person GROUP BY name, gender</text:span></text:p>
      <text:p text:style-name="P2">……………………………………………………………………………………………………</text:p>
      <text:p text:style-name="P2">f) <text:span text:style-name="T5">SELECT gender, AVG(height) FROM Person GROUP BY gender</text:span></text:p>
      <text:p text:style-name="P2">……………………………………………………………………………………………………</text:p>
      <text:p text:style-name="P3">g) <text:span text:style-name="T5">SELECT gender, MAX(year_of_birth) FROM Person <text:line-break/></text:span><text:span text:style-name="T7"><text:tab/></text:span><text:span text:style-name="T5">GROUP BY gender HAVING MAX(year_of_birth) &gt; 2000</text:span></text:p>
      <text:p text:style-name="P4">……………………………………………………………………………………………………</text:p>
      <text:p text:style-name="P4"><text:tab/></text:p>
      <text:p text:style-name="P7"><text:span text:style-name="Absatz-Standardschriftart"><text:span text:style-name="T2">Aufgabe 2)</text:span></text:span><text:span text:style-name="Absatz-Standardschriftart"><text:span text:style-name="T1"> Erstelle selbst SQL-SELECT-Abfragen, die folgendes ausgeben:</text:span></text:span></text:p>
      <text:p text:style-name="P5">Probiere deine Anfrage zuerst in der Datenbank aus. Schreibe sie anschließend hier auf</text:p>
      <text:p text:style-name="P4">a) Die Durchschnittsgröße aller <text:span text:style-name="T8">Personen </text:span>mit diversem Geschlecht.</text:p>
      <text:p text:style-name="P4">……………………………………………………………………………………………………</text:p>
      <text:p text:style-name="P4">b) Das durchschnittliche <text:span text:style-name="T9">Geburtsjahr</text:span> aller Personen, die mit Vornamen „Ali“ heißen.</text:p>
      <text:p text:style-name="P4">……………………………………………………………………………………………………</text:p>
      <text:p text:style-name="P4">c) Die jeweilige Anzahl aller in der Tabelle vorkommenden Vornamen. </text:p>
      <text:p text:style-name="P4">……………………………………………………………………………………………………</text:p>
      <text:p text:style-name="P4">d) Die <text:span text:style-name="T8">Geburtsjahre</text:span> der jüngsten Personen aller drei Geschlechter.</text:p>
      <text:p text:style-name="P4">……………………………………………………………………………………………………</text:p>
      <text:p text:style-name="P4">e) Das durchschnittliche Alter aller Personen in der Tabelle, die nach 1995 geboren sind.</text:p>
      <text:p text:style-name="P4">……………………………………………………………………………………………………</text:p>
      <text:p text:style-name="P4">f) Die Summe der Körpergröße aller Geschlechter, absteigend sortiert nach Geschlecht. </text:p>
      <text:p text:style-name="P4">……………………………………………………………………………………………………</text:p>
      <text:p text:style-name="P4">g) Finde für jeden Vornamen die kleinste Person</text:p>
      <text:p text:style-name="P4">……………………………………………………………………………………………………</text:p>
      <text:p text:style-name="P4">h) Die Durchschnittsgröße für jedes Geschlecht. Dabei sollen nur die Personen, die nach 2005 geboren sind, berücksichtigt werden.</text:p>
      <text:p text:style-name="P4">……………………………………………………………………………………………………</text:p>
      <text:p text:style-name="P4">i) Die Durchschnittsgröße aller Personen, die kleiner als 1.50m sind.</text:p>
      <text:p text:style-name="P4">……………………………………………………………………………………………………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EraserDust" svg:font-family="EraserDust" style:font-pitch="variable"/>
    <style:font-face style:name="Liberation Serif" svg:font-family="'Liberation Serif'" style:font-family-generic="roman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Ubuntu" svg:font-family="Ubuntu" style:font-family-generic="swiss" style:font-pitch="variable"/>
    <style:font-face style:name="Ubuntu Mono" svg:font-family="'Ubuntu Mono'" style:font-pitch="fixed"/>
    <style:font-face style:name="Ubuntu Mono1" svg:font-family="'Ubuntu Mono'" style:font-family-generic="system" style:font-pitch="fixed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02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name-complex="Verdana" style:font-family-complex="Verdana" style:font-family-generic-complex="swiss" style:font-pitch-complex="variable" style:font-size-complex="24pt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hyphenate="false" loext:hyphenation-no-caps="false"/>
    </style:style>
    <style:style style:name="Kopfzeile" style:family="paragraph" style:parent-style-name="Header_20_and_20_Footer">
      <style:paragraph-properties fo:hyphenation-ladder-count="no-limit"/>
      <style:text-properties fo:hyphenate="false" loext:hyphenation-no-caps="false"/>
    </style:style>
    <style:style style:name="Fußzeile" style:family="paragraph" style:parent-style-name="Standard">
      <style:paragraph-properties fo:hyphenation-ladder-count="no-limit">
        <style:tab-stops>
          <style:tab-stop style:position="3.15in" style:type="center"/>
          <style:tab-stop style:position="6.3in" style:type="right"/>
        </style:tab-stops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Absatz-Standardschriftart" style:family="text"/>
    <style:style style:name="Numbering_20_Symbols" style:display-name="Numbering Symbols" style:family="text"/>
    <style:style style:name="Fußzeile_20_Zchn" style:display-name="Fußzeile Zchn" style:family="text" style:parent-style-name="Absatz-Standardschriftar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T1" style:family="text">
      <style:text-properties style:font-name="Ubuntu" fo:language="de" fo:country="D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8075in" fo:margin-bottom="0.5in" fo:margin-left="0.8075in" fo:margin-right="0.8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0.2402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Kopfzeile"><text:span text:style-name="Absatz-Standardschriftart"><text:span text:style-name="MT1">DB106<text:tab/>Datenbanken I: Sortieren und Begrenzen<text:tab/>Seite </text:span></text:span><text:span text:style-name="Absatz-Standardschriftart"><text:span text:style-name="MT1"><text:page-number text:select-page="current">2</text:page-number></text:span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1.2$Linux_X86_64 LibreOffice_project/20$Build-2</meta:generator>
    <meta:initial-creator>Stefan Klein</meta:initial-creator>
    <dc:creator>Christoph Krichenbauer</dc:creator>
    <meta:creation-date>2021-02-02T16:59:00Z</meta:creation-date>
    <dc:date>2021-10-08T10:44:39.151799001</dc:date>
    <meta:editing-cycles>7</meta:editing-cycles>
    <meta:editing-duration>PT4M5S</meta:editing-duration>
    <meta:document-statistic meta:table-count="0" meta:image-count="0" meta:object-count="0" meta:page-count="2" meta:paragraph-count="41" meta:word-count="275" meta:character-count="2442" meta:non-whitespace-character-count="2198"/>
    <meta:user-defined meta:name="Info 1"/>
    <meta:user-defined meta:name="Info 2"/>
    <meta:user-defined meta:name="Info 3"/>
    <meta:user-defined meta:name="Info 4"/>
    <meta:template xlink:type="simple" xlink:actuate="onRequest" xlink:title="" xlink:href="Normal"/>
  </office:meta>
</office:document-meta>
</file>